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1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6.6931in" style:rel-column-width="65535*"/>
    </style:style>
    <style:style style:name="Tableau1.A1" style:family="table-cell">
      <style:table-cell-properties fo:background-color="#cccccc" fo:padding="0.0382in" fo:border="0.05pt solid #000000">
        <style:background-image/>
      </style:table-cell-properties>
    </style:style>
    <style:style style:name="Tableau3" style:family="table">
      <style:table-properties style:width="6.6979in" fo:margin-left="0in" table:align="left"/>
    </style:style>
    <style:style style:name="Tableau3.A" style:family="table-column">
      <style:table-column-properties style:column-width="4.6146in"/>
    </style:style>
    <style:style style:name="Tableau3.B" style:family="table-column">
      <style:table-column-properties style:column-width="2.0833in"/>
    </style:style>
    <style:style style:name="Tableau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officeooo:rsid="0011c632" officeooo:paragraph-rsid="0011c632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">
      <style:text-properties officeooo:paragraph-rsid="000b62c8"/>
    </style:style>
    <style:style style:name="P5" style:family="paragraph" style:parent-style-name="Text">
      <style:text-properties officeooo:rsid="000cd38d" officeooo:paragraph-rsid="000cd38d"/>
    </style:style>
    <style:style style:name="P6" style:family="paragraph" style:parent-style-name="Text">
      <style:text-properties officeooo:rsid="0016a1f6" officeooo:paragraph-rsid="0016a1f6"/>
    </style:style>
    <style:style style:name="P7" style:family="paragraph" style:parent-style-name="Text">
      <style:text-properties officeooo:rsid="0016a1f6" officeooo:paragraph-rsid="0018d53b"/>
    </style:style>
    <style:style style:name="P8" style:family="paragraph" style:parent-style-name="Text">
      <style:text-properties officeooo:paragraph-rsid="0018d53b"/>
    </style:style>
    <style:style style:name="P9" style:family="paragraph" style:parent-style-name="Text">
      <style:text-properties officeooo:paragraph-rsid="001f27c4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Heading_20_1">
      <style:paragraph-properties fo:margin-top="0.1181in" fo:margin-bottom="0.0398in" style:contextual-spacing="false" style:writing-mode="page"/>
    </style:style>
    <style:style style:name="T1" style:family="text">
      <style:text-properties officeooo:rsid="000de4e4"/>
    </style:style>
    <style:style style:name="T2" style:family="text">
      <style:text-properties officeooo:rsid="0013a575"/>
    </style:style>
    <style:style style:name="T3" style:family="text">
      <style:text-properties officeooo:rsid="0015cecf"/>
    </style:style>
    <style:style style:name="T4" style:family="text">
      <style:text-properties officeooo:rsid="00173535"/>
    </style:style>
    <style:style style:name="T5" style:family="text">
      <style:text-properties officeooo:rsid="0018d53b"/>
    </style:style>
    <style:style style:name="T6" style:family="text">
      <style:text-properties officeooo:rsid="001acbc2"/>
    </style:style>
    <style:style style:name="T7" style:family="text">
      <style:text-properties style:font-name="FreeSans1" fo:font-size="10pt" fo:font-style="italic" officeooo:rsid="001ba58c" style:font-size-asian="12pt" style:font-style-asian="italic" style:font-name-complex="FreeSans2" style:font-size-complex="12pt" style:font-style-complex="italic"/>
    </style:style>
    <style:style style:name="T8" style:family="text">
      <style:text-properties officeooo:rsid="001d597c"/>
    </style:style>
    <style:style style:name="T9" style:family="text">
      <style:text-properties officeooo:rsid="001f27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ext-input text:description="&lt;setLang(user.lang or 'fr_FR')&gt;">&lt;setLang(user.lang or 'fr_FR')&gt;</text:text-input></text:p>
      <text:h text:style-name="P11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2"><text:span text:style-name="T3">Le</text:span>: <text:span text:style-name="T2"><text:text-input text:description="&lt;formatLang(o.meeting_id.datewotime,date=True)&gt;">&lt;formatLang(o.meeting_id.datewotime,date=True)&gt;</text:text-input></text:span></text:p>
      <table:table table:name="Tableau1" table:style-name="Tableau1">
        <table:table-column table:style-name="Tableau1.A"/>
        <table:table-row table:style-name="TableLine94636612975632">
          <table:table-cell table:style-name="Tableau1.A1" office:value-type="string">
            <text:p text:style-name="P3"><text:span text:style-name="T4">PHAKOEMULSIFICATION ET IMPLANTATION EN CHAMBRE POSTERIEURE</text:span><text:text-input text:description="&lt;o.header_id.name&gt;">&lt;o.header&gt;</text:text-input></text:p>
            <text:p text:style-name="P3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<text:s/></text:span><text:span text:style-name="T1"><text:text-input text:description="&lt;o.operating_machine_id.description&gt;">&lt;o.operating_machine_id.description&gt;</text:text-input></text:span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P9"><text:span text:style-name="T9"><text:text-input text:description="&lt;if test=&quot;o.toric == True&quot;&gt;">&lt;if test="o.toric == True"&gt;</text:text-input></text:span><text:span text:style-name="T9"><text:text-input text:description="&lt;if test=&quot;o.toric == True&quot;&gt;"/></text:span><text:span text:style-name="T9">Repérage de l’axe horizontal à l’aide d’un rapporteur à bulle, en position assise</text:span><text:span text:style-name="T9"><text:text-input text:description="&lt;/if&gt;">endif</text:text-input></text:span>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5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4"><text:text-input text:description="&lt;/if&gt;">endif</text:text-input></text:p>
      <text:p text:style-name="Text">Réalisation d'une paracenthese au couteau 2.<text:span text:style-name="T6">2</text:span>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<text:text-input text:description="&lt;if test=&quot;o.irisdevice == True&quot;&gt;">&lt;if test="o.irisdevice == True"&gt;</text:text-input></text:p>
      <text:p text:style-name="P6">Mise en place des 5 crochets de Greishaber</text:p>
      <text:p text:style-name="P6"><text:text-input text:description="&lt;/if&gt;">endif</text:text-input>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<text:span text:style-name="T8">I</text:span> d'un implant <text:text-input text:description="&lt;o.iol_type&gt;">iol_type</text:text-input><text:s/><text:text-input text:description="&lt;o.iol_power&gt;">iol_power</text:text-input><text:s/>D dans le sac capsulaire.</text:p>
      <text:p text:style-name="P8"><text:text-input text:description="&lt;if test=&quot;o.irisdevice == True&quot;&gt;">&lt;if test="o.irisdevice == True"&gt;</text:text-input></text:p>
      <text:p text:style-name="P7"><text:span text:style-name="T5">Ablation</text:span> des 5 crochets de Greishaber</text:p>
      <text:p text:style-name="P7"><text:text-input text:description="&lt;/if&gt;">endif</text:text-input>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<text:span text:style-name="T7">Tobradex.</text:span> Coque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Line94636612977136">
          <table:table-cell table:style-name="Tableau3.A1" office:value-type="string">
            <text:p text:style-name="Table_20_Contents_20_1">Énergie dissipée cumulée :</text:p>
          </table:table-cell>
          <table:table-cell table:style-name="Tableau3.B1" office:value-type="string">
            <text:p text:style-name="Table_20_Contents_20_1"><text:text-input text:description="&lt;o.var3&gt;">var3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1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in" fo:margin-bottom="0in" style:contextual-spacing="false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in" fo:margin-bottom="0in" style:contextual-spacing="false" style:page-number="auto" fo:background-color="transparent"/>
      <style:text-properties style:font-name="FreeSans1" fo:font-family="FreeSans" style:font-style-name="Italique" style:font-family-generic="swiss" style:font-pitch="variab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3543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1-12-11T07:43:13.289773279</dc:date>
    <meta:editing-duration>PT11H49M40S</meta:editing-duration>
    <meta:editing-cycles>183</meta:editing-cycles>
    <meta:document-statistic meta:table-count="2" meta:image-count="0" meta:object-count="0" meta:page-count="1" meta:paragraph-count="56" meta:word-count="376" meta:character-count="2280" meta:non-whitespace-character-count="2039"/>
  </office:meta>
</office:document-meta>
</file>